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86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name</text:p>
          </table:table-cell>
          <table:table-cell table:style-name="ce1" office:value-type="string" calcext:value-type="string">
            <text:p>interview</text:p>
          </table:table-cell>
          <table:table-cell table:style-name="ce1" office:value-type="string" calcext:value-type="string">
            <text:p>photo</text:p>
          </table:table-cell>
          <table:table-cell table:style-name="ce1" office:value-type="string" calcext:value-type="string">
            <text:p>multimedia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Mrs J Daniels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A Dani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rs Baxter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Wallace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Charles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 Charles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s Robinson</text:p>
          </table:table-cell>
          <table:table-cell/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need to interview by emai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Stea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rs James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ss Mitchell</text:p>
          </table:table-cell>
          <table:table-cell table:number-columns-repeated="3" office:value-type="string" calcext:value-type="string">
            <text:p>Y</text:p>
          </table:table-cell>
          <table:table-cell office:value-type="string" calcext:value-type="string">
            <text:p>multimedia needs editing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s O'Connell</text:p>
          </table:table-cell>
          <table:table-cell/>
          <table:table-cell office:value-type="string" calcext:value-type="string">
            <text:p>Y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r Cro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Y1 new teacher</text:p>
          </table:table-cell>
          <table:table-cell table:number-columns-repeated="102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6">00/00/0000</text:date>, <text:time style:data-style-name="N2" text:time-value="11:11:31.1840495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6T10:47:11.328401054</meta:creation-date>
    <dc:date>2016-05-16T11:40:20.066352719</dc:date>
    <meta:editing-duration>PT27M15S</meta:editing-duration>
    <meta:editing-cycles>3</meta:editing-cycles>
    <meta:generator>LibreOffice/4.2.8.2$Linux_X86_64 LibreOffice_project/420m0$Build-2</meta:generator>
    <meta:document-statistic meta:table-count="1" meta:cell-count="34" meta:object-count="0"/>
  </office:meta>
</office:document-meta>
</file>